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295cm" fo:min-width="0.045cm"/>
    </style:style>
    <style:style style:name="gr2" style:family="graphic" style:parent-style-name="standard">
      <style:graphic-properties draw:textarea-horizontal-align="justify" draw:textarea-vertical-align="middle" draw:auto-grow-height="false" fo:min-height="2.229cm" fo:min-width="4.657cm"/>
    </style:style>
    <style:style style:name="gr3" style:family="graphic" style:parent-style-name="standard">
      <style:graphic-properties draw:textarea-horizontal-align="justify" draw:textarea-vertical-align="middle" draw:auto-grow-height="false" fo:min-height="0.571cm" fo:min-width="0.322cm"/>
    </style:style>
    <style:style style:name="gr4" style:family="graphic" style:parent-style-name="standard">
      <style:graphic-properties draw:textarea-horizontal-align="justify" draw:textarea-vertical-align="middle" draw:auto-grow-height="false" fo:min-height="2.229cm" fo:min-width="2.983cm"/>
    </style:style>
    <style:style style:name="gr5" style:family="graphic" style:parent-style-name="standard">
      <style:graphic-properties draw:textarea-horizontal-align="justify" draw:textarea-vertical-align="middle" draw:auto-grow-height="false" fo:min-height="1.736cm" fo:min-width="3.229cm"/>
    </style:style>
    <style:style style:name="gr6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0.295cm" fo:min-width="0.045cm" fo:padding-top="0.178cm" fo:padding-bottom="0.178cm" fo:padding-left="0.303cm" fo:padding-right="0.30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508cm"/>
    </style:style>
    <style:style style:name="gr10" style:family="graphic" style:parent-style-name="standard">
      <style:graphic-properties draw:stroke="none" draw:fill="none" fo:min-height="2.1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7cm" fo:min-width="2.33cm"/>
    </style:style>
    <style:style style:name="gr12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0.189cm" fo:min-width="0cm" fo:padding-top="0.178cm" fo:padding-bottom="0.178cm" fo:padding-left="0.303cm" fo:padding-right="0.303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co1" style:family="table-column">
      <style:table-column-properties style:column-width="9.995cm" style:use-optimal-column-width="false"/>
    </style:style>
    <style:style style:name="co2" style:family="table-column">
      <style:table-column-properties style:column-width="10.014cm" style:use-optimal-column-width="false"/>
    </style:style>
    <style:style style:name="ro1" style:family="table-row">
      <style:table-row-properties style:row-height="2.484cm"/>
    </style:style>
    <style:style style:name="ro2" style:family="table-row">
      <style:table-row-properties style:row-height="25.252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9.998cm" svg:height="27.735cm" svg:x="1cm" svg:y="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/>
                <text:p text:style-name="P1">Bank Administrator</text:p>
              </table:table-cell>
              <table:table-cell>
                <text:p text:style-name="P1"/>
                <text:p text:style-name="P1">Bank Application</text:p>
              </table:table-cell>
              <table:table-cell>
                <text:p text:style-name="P1"/>
                <text:p text:style-name="P1">Bank</text:p>
              </table:table-cell>
              <table:table-cell>
                <text:p text:style-name="P1"/>
                <text:p text:style-name="P1">DataBase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xml:id="id1" draw:id="id1" draw:layer="layout" svg:width="0.771cm" svg:height="0.771cm" svg:x="5.594cm" svg:y="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425cm" svg:height="2.747cm" svg:x="3.262cm" svg:y="5.32cm">
          <text:p text:style-name="P1">Select type of</text:p>
          <text:p text:style-name="P1">Trans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5.425cm" svg:height="2.747cm" svg:x="12.86cm" svg:y="6.531cm">
          <text:p text:style-name="P1">Check Data</text:p>
          <text:p text:style-name="P1">Correct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1.642cm" svg:height="1.641cm" svg:x="14.769cm" svg:y="9.9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5" draw:id="id5" draw:layer="layout" svg:width="3.751cm" svg:height="2.747cm" svg:x="11.152cm" svg:y="12.157cm">
          <text:p text:style-name="P3">Print error</text:p>
          <text:p text:style-name="P3">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" draw:id="id6" draw:layer="layout" svg:width="3.751cm" svg:height="2.747cm" svg:x="16.443cm" svg:y="12.257cm">
          <text:p text:style-name="P1">Request to</text:p>
          <text:p text:style-name="P1">Ba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5.425cm" svg:height="2.747cm" svg:x="22.942cm" svg:y="13.698cm">
          <text:p text:style-name="P1">Request to</text:p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5.425cm" svg:height="2.747cm" svg:x="32.989cm" svg:y="14.435cm">
          <text:p text:style-name="P1">Check Bala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9" draw:id="id9" draw:layer="layout" svg:width="1.642cm" svg:height="1.641cm" svg:x="34.87cm" svg:y="18.0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0" draw:id="id10" draw:layer="layout" svg:width="3.943cm" svg:height="2.2cm" svg:x="31.247cm" svg:y="19.695cm">
          <text:p text:style-name="P1">Purcase/Sale</text:p>
          <text:p text:style-name="P1">Amoun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4" draw:id="id14" draw:layer="layout" svg:width="5.425cm" svg:height="2.747cm" svg:x="23.276cm" svg:y="24.506cm">
          <text:p text:style-name="P1">Send message</text:p>
          <text:p text:style-name="P1">To 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6" draw:id="id16" draw:layer="layout" svg:width="5.425cm" svg:height="2.747cm" svg:x="13.603cm" svg:y="24.495cm">
          <text:p text:style-name="P1">Print </text:p>
          <text:p text:style-name="P1">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7" draw:id="id17" draw:layer="layout" svg:width="0.771cm" svg:height="0.771cm" svg:x="15.914cm" svg:y="27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5.98cm" svg:y1="4.455cm" svg:x2="5.974cm" svg:y2="5.32cm" draw:start-shape="id1" draw:start-glue-point="8" draw:end-shape="id2" draw:end-glue-point="0" svg:d="M5980 4455v432h-6v433" svg:viewBox="0 0 7 866">
          <text:p/>
        </draw:connector>
        <draw:connector draw:style-name="gr7" draw:text-style-name="P4" draw:layer="layout" svg:x1="15.572cm" svg:y1="9.278cm" svg:x2="15.59cm" svg:y2="9.914cm" draw:start-shape="id3" draw:start-glue-point="2" draw:end-shape="id4" draw:end-glue-point="4" svg:d="M15572 9278v318h18v318" svg:viewBox="0 0 19 637">
          <text:p/>
        </draw:connector>
        <draw:connector draw:style-name="gr7" draw:text-style-name="P4" draw:layer="layout" svg:x1="14.769cm" svg:y1="10.734cm" svg:x2="13.027cm" svg:y2="12.157cm" draw:start-shape="id4" draw:start-glue-point="5" draw:end-shape="id5" draw:end-glue-point="0" svg:d="M14769 10734h-1742v1423" svg:viewBox="0 0 1743 1424">
          <text:p/>
        </draw:connector>
        <draw:connector draw:style-name="gr7" draw:text-style-name="P4" draw:layer="layout" svg:x1="16.411cm" svg:y1="10.734cm" svg:x2="18.318cm" svg:y2="12.257cm" draw:start-shape="id4" draw:start-glue-point="7" draw:end-shape="id6" draw:end-glue-point="0" svg:d="M16411 10734h1907v1523" svg:viewBox="0 0 1908 1524">
          <text:p/>
        </draw:connector>
        <draw:connector draw:style-name="gr7" draw:text-style-name="P4" draw:layer="layout" svg:x1="18.318cm" svg:y1="15.004cm" svg:x2="25.654cm" svg:y2="13.698cm" draw:start-shape="id6" draw:start-glue-point="2" draw:end-shape="id7" draw:end-glue-point="0" svg:d="M18318 15004v501h3250v-2309h4086v502" svg:viewBox="0 0 7337 2310">
          <text:p/>
        </draw:connector>
        <draw:connector draw:style-name="gr7" draw:text-style-name="P4" draw:layer="layout" svg:x1="35.701cm" svg:y1="17.182cm" svg:x2="35.691cm" svg:y2="18.011cm" draw:start-shape="id8" draw:start-glue-point="2" draw:end-shape="id9" draw:end-glue-point="4" svg:d="M35701 17182v414h-10v415" svg:viewBox="0 0 11 830">
          <text:p/>
        </draw:connector>
        <draw:connector draw:style-name="gr7" draw:text-style-name="P4" draw:layer="layout" svg:x1="34.87cm" svg:y1="18.831cm" svg:x2="33.218cm" svg:y2="19.695cm" draw:start-shape="id9" draw:start-glue-point="5" draw:end-shape="id10" draw:end-glue-point="0" svg:d="M34870 18831h-1652v864" svg:viewBox="0 0 1653 865">
          <text:p/>
        </draw:connector>
        <draw:custom-shape draw:style-name="gr2" draw:text-style-name="P1" xml:id="id11" draw:id="id11" draw:layer="layout" svg:width="5.425cm" svg:height="2.747cm" svg:x="3.27cm" svg:y="9.368cm">
          <text:p text:style-name="P1">Enter </text:p>
          <text:p text:style-name="P1">Amou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5.974cm" svg:y1="8.067cm" svg:x2="5.982cm" svg:y2="9.368cm" draw:start-shape="id2" draw:start-glue-point="2" draw:end-shape="id11" draw:end-glue-point="0" svg:d="M5974 8067v650h8v651" svg:viewBox="0 0 9 1302">
          <text:p/>
        </draw:connector>
        <draw:connector draw:style-name="gr7" draw:text-style-name="P4" draw:layer="layout" draw:line-skew="0cm 0cm -0.208cm" svg:x1="5.982cm" svg:y1="12.115cm" svg:x2="15.572cm" svg:y2="6.531cm" draw:start-shape="id11" draw:start-glue-point="2" draw:end-shape="id3" draw:end-glue-point="0" svg:d="M5982 12115v501h4795v-6795h4795v710" svg:viewBox="0 0 9591 6796">
          <text:p/>
        </draw:connector>
        <draw:custom-shape draw:style-name="gr3" draw:text-style-name="P1" xml:id="id12" draw:id="id12" draw:layer="layout" svg:width="1.642cm" svg:height="1.641cm" svg:x="24.854cm" svg:y="17.2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25.654cm" svg:y1="16.445cm" svg:x2="25.675cm" svg:y2="17.204cm" draw:start-shape="id7" draw:start-glue-point="2" draw:end-shape="id12" draw:end-glue-point="4" svg:d="M25654 16445v379h21v380" svg:viewBox="0 0 22 760">
          <text:p/>
        </draw:connector>
        <draw:frame draw:style-name="gr8" draw:text-style-name="P5" draw:layer="layout" svg:width="2.733cm" svg:height="0.569cm" svg:x="26.194cm" svg:y="17.357cm">
          <draw:text-box>
            <text:p><text:span text:style-name="T1">View History</text:span></text:p>
          </draw:text-box>
        </draw:frame>
        <draw:frame draw:style-name="gr9" draw:text-style-name="P5" draw:layer="layout" svg:width="3.008cm" svg:height="0.569cm" svg:x="25.64cm" svg:y="18.628cm">
          <draw:text-box>
            <text:p><text:span text:style-name="T1">Purchase/Sale</text:span></text:p>
          </draw:text-box>
        </draw:frame>
        <draw:frame draw:style-name="gr10" draw:text-style-name="P6" draw:layer="layout" svg:width="8.569cm" svg:height="2.385cm" svg:x="13.016cm" svg:y="9.953cm">
          <draw:text-box>
            <text:p><text:span text:style-name="T2">Invalid data</text:span></text:p>
          </draw:text-box>
        </draw:frame>
        <draw:custom-shape draw:style-name="gr2" draw:text-style-name="P1" xml:id="id13" draw:id="id13" draw:layer="layout" svg:width="5.425cm" svg:height="2.747cm" svg:x="33.472cm" svg:y="24.499cm">
          <text:p text:style-name="P3">Send message</text:p>
          <text:p text:style-name="P1">To Ba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draw:layer="layout" svg:width="2.83cm" svg:height="0.597cm" svg:x="32.332cm" svg:y="18.15cm">
          <draw:text-box>
            <text:p><text:span text:style-name="T1">Amount &lt; Balance</text:span></text:p>
          </draw:text-box>
        </draw:frame>
        <draw:frame draw:style-name="gr8" draw:text-style-name="P5" draw:layer="layout" svg:width="2.83cm" svg:height="0.569cm" svg:x="36.303cm" svg:y="18.179cm">
          <draw:text-box>
            <text:p><text:span text:style-name="T1">Amount &gt; Balance</text:span></text:p>
          </draw:text-box>
        </draw:frame>
        <draw:connector draw:style-name="gr7" draw:text-style-name="P4" draw:layer="layout" svg:x1="33.472cm" svg:y1="25.872cm" svg:x2="28.701cm" svg:y2="25.879cm" draw:start-shape="id13" draw:start-glue-point="3" draw:end-shape="id14" draw:end-glue-point="1" svg:d="M33472 25872h-2386v7h-2385" svg:viewBox="0 0 4772 8">
          <text:p/>
        </draw:connector>
        <draw:custom-shape draw:style-name="gr12" draw:text-style-name="P2" xml:id="id15" draw:id="id15" draw:layer="layout" svg:width="0.771cm" svg:height="0.771cm" svg:x="12.617cm" svg:y="16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13.027cm" svg:y1="14.904cm" svg:x2="13.002cm" svg:y2="16.049cm" draw:start-shape="id5" draw:start-glue-point="2" draw:end-shape="id15" draw:end-glue-point="0" svg:d="M13027 14904v546h-25v599" svg:viewBox="0 0 26 1146">
          <text:p/>
        </draw:connector>
        <draw:connector draw:style-name="gr7" draw:text-style-name="P4" draw:layer="layout" svg:x1="23.276cm" svg:y1="25.879cm" svg:x2="19.028cm" svg:y2="25.868cm" draw:start-shape="id14" draw:start-glue-point="3" draw:end-shape="id16" svg:d="M23276 25879h-2124v-11h-2124" svg:viewBox="0 0 4249 12">
          <text:p/>
        </draw:connector>
        <draw:connector draw:style-name="gr7" draw:text-style-name="P4" draw:layer="layout" svg:x1="16.315cm" svg:y1="27.242cm" svg:x2="16.3cm" svg:y2="27.788cm" draw:start-shape="id16" draw:start-glue-point="2" draw:end-shape="id17" draw:end-glue-point="4" svg:d="M16315 27242v247h-15v299" svg:viewBox="0 0 16 547">
          <text:p/>
        </draw:connector>
        <draw:line draw:style-name="gr13" draw:text-style-name="P4" draw:layer="layout" svg:x1="26.485cm" svg:y1="18.018cm" svg:x2="29.66cm" svg:y2="18.018cm">
          <text:p/>
        </draw:line>
        <draw:line draw:style-name="gr13" draw:text-style-name="P4" draw:layer="layout" svg:x1="29.66cm" svg:y1="18.018cm" svg:x2="29.66cm" svg:y2="11.668cm">
          <text:p/>
        </draw:line>
        <draw:line draw:style-name="gr13" draw:text-style-name="P4" draw:layer="layout" svg:x1="29.683cm" svg:y1="11.708cm" svg:x2="39.902cm" svg:y2="11.708cm">
          <text:p/>
        </draw:line>
        <draw:line draw:style-name="gr13" draw:text-style-name="P4" draw:layer="layout" svg:x1="25.698cm" svg:y1="18.786cm" svg:x2="25.698cm" svg:y2="19.646cm">
          <text:p/>
        </draw:line>
        <draw:line draw:style-name="gr13" draw:text-style-name="P4" xml:id="id18" draw:id="id18" draw:layer="layout" svg:x1="25.731cm" svg:y1="19.58cm" svg:x2="30.163cm" svg:y2="19.58cm">
          <text:p/>
        </draw:line>
        <draw:connector draw:style-name="gr7" draw:text-style-name="P4" draw:layer="layout" draw:line-skew="-0.785cm" svg:x1="30.163cm" svg:y1="19.58cm" svg:x2="32.989cm" svg:y2="15.808cm" draw:start-shape="id18" draw:start-glue-point="1" draw:end-shape="id8" draw:end-glue-point="3" svg:d="M30163 19580h628v-3772h2198" svg:viewBox="0 0 2827 3773">
          <text:p/>
        </draw:connector>
        <draw:line draw:style-name="gr14" draw:text-style-name="P4" xml:id="id19" draw:id="id19" draw:layer="layout" svg:x1="40.514cm" svg:y1="23.384cm" svg:x2="31.816cm" svg:y2="23.384cm">
          <text:p/>
        </draw:line>
        <draw:connector draw:style-name="gr7" draw:text-style-name="P4" draw:layer="layout" svg:x1="36.165cm" svg:y1="23.384cm" svg:x2="36.184cm" svg:y2="24.499cm" draw:start-shape="id19" draw:start-glue-point="0" draw:end-shape="id13" draw:end-glue-point="0" svg:d="M36165 23384v597h19v518" svg:viewBox="0 0 20 1116">
          <text:p/>
        </draw:connector>
        <draw:line draw:style-name="gr7" draw:text-style-name="P4" draw:layer="layout" svg:x1="33.172cm" svg:y1="21.828cm" svg:x2="33.172cm" svg:y2="23.317cm">
          <text:p/>
        </draw:line>
        <draw:line draw:style-name="gr7" draw:text-style-name="P4" draw:layer="layout" svg:x1="39.885cm" svg:y1="11.675cm" svg:x2="39.885cm" svg:y2="23.35cm">
          <text:p/>
        </draw:line>
        <draw:line draw:style-name="gr13" draw:text-style-name="P4" draw:layer="layout" svg:x1="36.446cm" svg:y1="18.852cm" svg:x2="38.1cm" svg:y2="18.852cm">
          <text:p/>
        </draw:line>
        <draw:line draw:style-name="gr7" draw:text-style-name="P4" draw:layer="layout" svg:x1="38.133cm" svg:y1="18.852cm" svg:x2="38.133cm" svg:y2="23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" style:font-family-asian="'Noto Sans'" style:font-family-generic-asian="system" style:font-pitch-asian="variable" style:font-size-asian="18pt" style:font-name-complex="Noto Sans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6:25:26.423052812</meta:creation-date>
    <dc:date>2018-10-08T12:39:22.689171525</dc:date>
    <meta:editing-duration>PT50M56S</meta:editing-duration>
    <meta:editing-cycles>15</meta:editing-cycles>
    <meta:generator>LibreOffice/6.0.4.2$Linux_X86_64 LibreOffice_project/00m0$Build-2</meta:generator>
    <meta:document-statistic meta:object-count="49"/>
  </office:meta>
</office:document-meta>
</file>